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sub>
          <mrow>
            <mstyle mathvariant="bold">
              <mrow>
                <mo stretchy="false">μ</mo>
              </mrow>
            </mstyle>
          </mrow>
          <mi>S</mi>
        </msub>
        <mo stretchy="false">=</mo>
        <mrow>
          <mrow>
            <mo stretchy="false">−</mo>
            <msub>
              <mo stretchy="false">μ</mo>
              <mtext>S</mtext>
            </msub>
          </mrow>
          <mo stretchy="false">⋅</mo>
          <mstyle mathvariant="bold">
            <mrow>
              <mi>S</mi>
            </mrow>
          </mstyle>
        </mrow>
      </mrow>
    </mrow>
    <annotation encoding="StarMath 5.0">{bold %imu} _S = - %imu _"S" cdot bold S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5:09:14.268000000</meta:creation-date>
    <meta:generator>LibreOffice/4.1.4.2$Windows_x86 LibreOffice_project/0a0440ccc0227ad9829de5f46be37cfb6edcf72</meta:generator>
  </office:meta>
</office:document-meta>
</file>